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F673ED066320BE19.jpg" manifest:media-type="image/jpeg"/>
  <manifest:file-entry manifest:full-path="Pictures/100000000000040000000300E937CBF88D86799B.jpg" manifest:media-type="image/jpeg"/>
  <manifest:file-entry manifest:full-path="Pictures/1000000000000400000003002447AFA1587F8D60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r1" style:family="presentation" style:parent-style-name="server_5f_theme-title">
      <style:graphic-properties draw:auto-grow-height="true" fo:min-height="3.556cm"/>
      <style:paragraph-properties style:writing-mode="lr-tb"/>
    </style:style>
    <style:style style:name="pr2" style:family="presentation" style:parent-style-name="server_5f_theme-subtitle">
      <style:graphic-properties draw:fill-color="#ffffff" draw:auto-grow-height="true" fo:min-height="16.255cm"/>
      <style:paragraph-properties style:writing-mode="lr-tb"/>
    </style:style>
    <style:style style:name="pr3" style:family="presentation" style:parent-style-name="server_5f_theme-subtitle">
      <style:graphic-properties draw:fill-color="#ffffff" draw:auto-grow-height="true" fo:min-height="2.846cm"/>
      <style:paragraph-properties style:writing-mode="lr-tb"/>
    </style:style>
    <style:style style:name="pr4" style:family="presentation" style:parent-style-name="server_5f_theme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server_5f_theme-title">
      <style:graphic-properties draw:auto-grow-height="true" fo:min-height="3.506cm"/>
      <style:paragraph-properties style:writing-mode="lr-tb"/>
    </style:style>
    <style:style style:name="pr6" style:family="presentation" style:parent-style-name="server_5f_theme-subtitle">
      <style:graphic-properties draw:fill-color="#ffffff" draw:textarea-horizontal-align="left" draw:textarea-vertical-align="top" draw:auto-grow-height="true" fo:min-height="9.214cm"/>
      <style:paragraph-properties style:writing-mode="lr-tb"/>
    </style:style>
    <style:style style:name="pr7" style:family="presentation" style:parent-style-name="server_5f_theme-subtitle">
      <style:graphic-properties draw:fill-color="#ffffff" draw:textarea-horizontal-align="left" draw:textarea-vertical-align="top" draw:auto-grow-height="true" fo:min-height="1.437cm"/>
      <style:paragraph-properties style:writing-mode="lr-tb"/>
    </style:style>
    <style:style style:name="pr8" style:family="presentation" style:parent-style-name="server_5f_theme-subtitle">
      <style:graphic-properties draw:fill-color="#ffffff" draw:textarea-horizontal-align="left" draw:textarea-vertical-align="top" draw:auto-grow-height="true" fo:min-height="2.43cm"/>
      <style:paragraph-properties style:writing-mode="lr-tb"/>
    </style:style>
    <style:style style:name="pr9" style:family="presentation" style:parent-style-name="server_5f_theme-subtitle">
      <style:graphic-properties draw:fill-color="#ffffff" draw:textarea-horizontal-align="left" draw:textarea-vertical-align="top" draw:auto-grow-height="true" fo:min-height="12.179cm"/>
      <style:paragraph-properties style:writing-mode="lr-tb"/>
    </style:style>
    <style:style style:name="pr10" style:family="presentation" style:parent-style-name="server_5f_theme-subtitle">
      <style:graphic-properties draw:fill="solid" draw:fill-color="#5983b0" draw:opacity="25%" draw:textarea-horizontal-align="left" draw:textarea-vertical-align="top" draw:auto-grow-height="true" fo:min-height="14.061cm" draw:shadow-opacity="25%"/>
      <style:paragraph-properties style:writing-mode="lr-tb"/>
    </style:style>
    <style:style style:name="pr11" style:family="presentation" style:parent-style-name="server_5f_theme-subtitle">
      <style:graphic-properties draw:fill="solid" draw:fill-color="#ff3838" draw:opacity="25%" draw:textarea-horizontal-align="left" draw:textarea-vertical-align="top" draw:auto-grow-height="true" fo:min-height="15.093cm" draw:shadow-opacity="25%"/>
      <style:paragraph-properties style:writing-mode="lr-tb"/>
    </style:style>
    <style:style style:name="pr12" style:family="presentation" style:parent-style-name="server_5f_theme-subtitle">
      <style:graphic-properties draw:fill="solid" draw:fill-color="#5983b0" draw:opacity="25%" draw:textarea-horizontal-align="left" draw:textarea-vertical-align="top" draw:auto-grow-height="true" fo:min-height="3.1cm" draw:shadow-opacity="25%"/>
      <style:paragraph-properties style:writing-mode="lr-tb"/>
    </style:style>
    <style:style style:name="pr13" style:family="presentation" style:parent-style-name="server_5f_theme-subtitle">
      <style:graphic-properties draw:fill-color="#ffffff" draw:textarea-horizontal-align="left" draw:textarea-vertical-align="top" draw:auto-grow-height="true" fo:min-height="1.182cm"/>
      <style:paragraph-properties style:writing-mode="lr-tb"/>
    </style:style>
    <style:style style:name="pr14" style:family="presentation" style:parent-style-name="server_5f_theme-subtitle">
      <style:graphic-properties draw:fill-color="#ffffff" draw:textarea-horizontal-align="left" draw:textarea-vertical-align="top" draw:auto-grow-height="true" fo:min-height="0.762cm"/>
      <style:paragraph-properties style:writing-mode="lr-tb"/>
    </style:style>
    <style:style style:name="pr15" style:family="presentation" style:parent-style-name="server_5f_theme-subtitle">
      <style:graphic-properties draw:fill-color="#ffffff" draw:textarea-horizontal-align="left" draw:textarea-vertical-align="top" draw:auto-grow-height="true" fo:min-height="0.928cm"/>
      <style:paragraph-properties style:writing-mode="lr-tb"/>
    </style:style>
    <style:style style:name="pr16" style:family="presentation" style:parent-style-name="server_5f_theme-subtitle">
      <style:graphic-properties draw:fill="solid" draw:fill-color="#ff860d" draw:opacity="25%" draw:textarea-horizontal-align="left" draw:textarea-vertical-align="top" draw:auto-grow-height="true" fo:min-height="9.136cm" draw:shadow-opacity="25%"/>
      <style:paragraph-properties style:writing-mode="lr-tb"/>
    </style:style>
    <style:style style:name="pr17" style:family="presentation" style:parent-style-name="server_5f_theme-subtitle">
      <style:graphic-properties draw:fill="solid" draw:fill-color="#5983b0" draw:opacity="25%" draw:textarea-horizontal-align="left" draw:textarea-vertical-align="top" draw:auto-grow-height="true" fo:min-height="6.096cm" draw:shadow-opacity="25%"/>
      <style:paragraph-properties style:writing-mode="lr-tb"/>
    </style:style>
    <style:style style:name="pr18" style:family="presentation" style:parent-style-name="server_5f_theme-subtitle">
      <style:graphic-properties draw:fill="solid" draw:fill-color="#5983b0" draw:opacity="25%" draw:textarea-horizontal-align="left" draw:textarea-vertical-align="top" draw:auto-grow-height="true" fo:min-height="1.24cm" draw:shadow-opacity="25%"/>
      <style:paragraph-properties style:writing-mode="lr-tb"/>
    </style:style>
    <style:style style:name="pr19" style:family="presentation" style:parent-style-name="server_5f_theme-subtitle">
      <style:graphic-properties draw:fill="solid" draw:fill-color="#ff860d" draw:opacity="25%" draw:textarea-horizontal-align="left" draw:textarea-vertical-align="top" draw:auto-grow-height="true" fo:min-height="2.605cm" draw:shadow-opacity="25%"/>
      <style:paragraph-properties style:writing-mode="lr-tb"/>
    </style:style>
    <style:style style:name="pr20" style:family="presentation" style:parent-style-name="server_5f_theme-subtitle">
      <style:graphic-properties draw:fill="solid" draw:fill-color="#5983b0" draw:opacity="25%" draw:textarea-horizontal-align="left" draw:textarea-vertical-align="top" draw:auto-grow-height="true" fo:min-height="14.939cm" draw:shadow-opacity="25%"/>
      <style:paragraph-properties style:writing-mode="lr-tb"/>
    </style:style>
    <style:style style:name="pr21" style:family="presentation" style:parent-style-name="server_5f_theme-subtitle">
      <style:graphic-properties draw:fill="solid" draw:fill-color="#5983b0" draw:opacity="25%" draw:textarea-horizontal-align="left" draw:textarea-vertical-align="top" draw:auto-grow-height="true" fo:min-height="3.473cm" draw:shadow-opacity="25%"/>
      <style:paragraph-properties style:writing-mode="lr-tb"/>
    </style:style>
    <style:style style:name="pr22" style:family="presentation" style:parent-style-name="server_5f_theme-subtitle">
      <style:graphic-properties draw:fill-color="#ffffff" draw:textarea-horizontal-align="left" draw:textarea-vertical-align="top" draw:auto-grow-height="true" fo:min-height="2.203cm"/>
      <style:paragraph-properties style:writing-mode="lr-tb"/>
    </style:style>
    <style:style style:name="pr23" style:family="presentation" style:parent-style-name="server_5f_theme-subtitle">
      <style:graphic-properties draw:fill="solid" draw:fill-color="#ff860d" draw:opacity="25%" draw:textarea-horizontal-align="left" draw:textarea-vertical-align="top" draw:auto-grow-height="true" fo:min-height="4.628cm" draw:shadow-opacity="25%"/>
      <style:paragraph-properties style:writing-mode="lr-tb"/>
    </style:style>
    <style:style style:name="pr24" style:family="presentation" style:parent-style-name="server_5f_theme-subtitle">
      <style:graphic-properties draw:fill="solid" draw:fill-color="#ff860d" draw:opacity="25%" draw:textarea-horizontal-align="left" draw:textarea-vertical-align="top" draw:auto-grow-height="true" fo:min-height="4.318cm" draw:shadow-opacity="25%"/>
      <style:paragraph-properties style:writing-mode="lr-tb"/>
    </style:style>
    <style:style style:name="pr25" style:family="presentation" style:parent-style-name="server_5f_theme-subtitle">
      <style:graphic-properties draw:fill="solid" draw:fill-color="#cccccc" draw:textarea-horizontal-align="center" draw:textarea-vertical-align="middle" draw:auto-grow-height="true" fo:min-height="0.869cm"/>
      <style:paragraph-properties style:writing-mode="lr-tb"/>
    </style:style>
    <style:style style:name="pr26" style:family="presentation" style:parent-style-name="server_5f_theme-subtitle">
      <style:graphic-properties draw:fill="solid" draw:fill-color="#5983b0" draw:opacity="25%" draw:textarea-horizontal-align="left" draw:textarea-vertical-align="top" draw:auto-grow-height="true" fo:min-height="12.145cm" draw:shadow-opacity="25%"/>
      <style:paragraph-properties style:writing-mode="lr-tb"/>
    </style:style>
    <style:style style:name="pr27" style:family="presentation" style:parent-style-name="server_5f_theme-subtitle">
      <style:graphic-properties draw:fill="solid" draw:fill-color="#ff3838" draw:opacity="25%" draw:textarea-horizontal-align="left" draw:textarea-vertical-align="top" draw:auto-grow-height="true" fo:min-height="12.145cm" draw:shadow-opacity="25%"/>
      <style:paragraph-properties style:writing-mode="lr-tb"/>
    </style:style>
    <style:style style:name="pr28" style:family="presentation" style:parent-style-name="server_5f_theme-subtitle">
      <style:graphic-properties draw:fill="solid" draw:fill-color="#ff860d" draw:opacity="25%" draw:textarea-horizontal-align="left" draw:textarea-vertical-align="top" draw:auto-grow-height="true" fo:min-height="7.93cm" draw:shadow-opacity="25%"/>
      <style:paragraph-properties style:writing-mode="lr-tb"/>
    </style:style>
    <style:style style:name="pr29" style:family="presentation" style:parent-style-name="server_5f_theme-subtitle">
      <style:graphic-properties draw:fill-color="#ffffff" draw:textarea-horizontal-align="left" draw:textarea-vertical-align="top" draw:auto-grow-height="true" fo:min-height="15.329cm"/>
      <style:paragraph-properties style:writing-mode="lr-tb"/>
    </style:style>
    <style:style style:name="pr30" style:family="presentation" style:parent-style-name="server_5f_theme-subtitle">
      <style:graphic-properties draw:fill-color="#ffffff" draw:textarea-horizontal-align="left" draw:textarea-vertical-align="top" draw:auto-grow-height="true" fo:min-height="1.691cm"/>
      <style:paragraph-properties style:writing-mode="lr-tb"/>
    </style:style>
    <style:style style:name="pr31" style:family="presentation" style:parent-style-name="server_5f_theme-subtitle">
      <style:graphic-properties draw:fill="solid" draw:fill-color="#5983b0" draw:opacity="25%" draw:textarea-horizontal-align="left" draw:textarea-vertical-align="top" draw:auto-grow-height="true" fo:min-height="1.778cm" draw:shadow-opacity="25%"/>
      <style:paragraph-properties style:writing-mode="lr-tb"/>
    </style:style>
    <style:style style:name="pr32" style:family="presentation" style:parent-style-name="server_5f_theme-subtitle">
      <style:graphic-properties draw:fill="solid" draw:fill-color="#5983b0" draw:opacity="25%" draw:textarea-horizontal-align="left" draw:textarea-vertical-align="top" draw:auto-grow-height="true" fo:min-height="4.882cm" draw:shadow-opacity="25%"/>
      <style:paragraph-properties style:writing-mode="lr-tb"/>
    </style:style>
    <style:style style:name="pr33" style:family="presentation" style:parent-style-name="server_5f_theme-subtitle">
      <style:graphic-properties draw:fill="solid" draw:fill-color="#5983b0" draw:opacity="25%" draw:textarea-horizontal-align="left" draw:textarea-vertical-align="top" draw:auto-grow-height="true" fo:min-height="1.162cm" draw:shadow-opacity="25%"/>
      <style:paragraph-properties style:writing-mode="lr-tb"/>
    </style:style>
    <style:style style:name="pr34" style:family="presentation" style:parent-style-name="server_5f_theme-title">
      <style:graphic-properties draw:auto-grow-height="true" fo:min-height="2.286cm"/>
      <style:paragraph-properties style:writing-mode="lr-tb"/>
    </style:style>
    <style:style style:name="P1" style:family="paragraph">
      <style:paragraph-properties fo:text-align="start"/>
      <style:text-properties fo:color="#000080" fo:font-size="54pt" fo:font-weight="bold" style:font-size-asian="54pt" style:font-weight-asian="bold" style:font-size-complex="54pt" style:font-weight-complex="bold"/>
    </style:style>
    <style:style style:name="P2" style:family="paragraph">
      <style:text-properties fo:font-size="36pt" fo:font-weight="bold" fo:background-color="#ff972f" style:font-weight-asian="bold" style:font-weight-complex="bold"/>
    </style:style>
    <style:style style:name="P3" style:family="paragraph">
      <loext:graphic-properties draw:fill-color="#ffffff"/>
      <style:paragraph-properties fo:text-align="start"/>
      <style:text-properties fo:color="#004586" fo:font-size="36pt" fo:font-weight="bold" fo:background-color="#ff972f" style:font-size-asian="40pt" style:font-weight-asian="bold" style:font-size-complex="40pt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color="#000080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font-size="24pt"/>
    </style:style>
    <style:style style:name="P8" style:family="paragraph">
      <style:paragraph-properties fo:margin-left="0cm" fo:margin-right="0cm" fo:text-align="start" fo:text-indent="0cm"/>
      <style:text-properties fo:font-size="24pt"/>
    </style:style>
    <style:style style:name="P9" style:family="paragraph">
      <loext:graphic-properties draw:fill-color="#ffffff"/>
      <style:paragraph-properties fo:text-align="start"/>
      <style:text-properties fo:font-size="24pt"/>
    </style:style>
    <style:style style:name="P10" style:family="paragraph">
      <style:text-properties fo:font-size="32pt" fo:font-weight="bold" style:font-weight-asian="bold" style:font-weight-complex="bold"/>
    </style:style>
    <style:style style:name="P11" style:family="paragraph">
      <loext:graphic-properties draw:fill-color="#ffffff"/>
      <style:paragraph-properties fo:text-align="start"/>
      <style:text-properties fo:font-size="32pt" fo:font-weight="bold" style:font-weight-asian="bold" style:font-weight-complex="bold"/>
    </style:style>
    <style:style style:name="P12" style:family="paragraph">
      <style:paragraph-properties fo:margin-left="0cm" fo:margin-right="0cm" fo:text-align="start" fo:text-indent="0cm"/>
      <style:text-properties fo:font-size="26pt" fo:font-weight="normal" style:font-weight-asian="normal" style:font-weight-complex="normal"/>
    </style:style>
    <style:style style:name="P13" style:family="paragraph">
      <loext:graphic-properties draw:fill-color="#ffffff"/>
      <style:paragraph-properties fo:text-align="start"/>
      <style:text-properties fo:font-size="26pt" fo:font-weight="normal" style:font-weight-asian="normal" style:font-weight-complex="normal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-color="#ffffff"/>
      <style:paragraph-properties fo:text-align="start"/>
      <style:text-properties fo:font-size="32pt"/>
    </style:style>
    <style:style style:name="P16" style:family="paragraph">
      <loext:graphic-properties draw:fill="solid" draw:fill-color="#5983b0" draw:opacity="25%"/>
      <style:paragraph-properties fo:text-align="start"/>
      <style:text-properties fo:font-size="32pt"/>
    </style:style>
    <style:style style:name="P17" style:family="paragraph">
      <loext:graphic-properties draw:fill="solid" draw:fill-color="#ff3838" draw:opacity="25%"/>
      <style:paragraph-properties fo:text-align="start"/>
      <style:text-properties fo:font-size="32pt"/>
    </style:style>
    <style:style style:name="P18" style:family="paragraph">
      <style:text-properties fo:font-size="28pt"/>
    </style:style>
    <style:style style:name="P19" style:family="paragraph">
      <loext:graphic-properties draw:fill-color="#ffffff"/>
      <style:paragraph-properties fo:text-align="start"/>
      <style:text-properties fo:font-size="28pt"/>
    </style:style>
    <style:style style:name="P20" style:family="paragraph">
      <loext:graphic-properties draw:fill="solid" draw:fill-color="#ff860d" draw:opacity="25%"/>
      <style:paragraph-properties fo:text-align="start"/>
      <style:text-properties fo:font-size="32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solid" draw:fill-color="#cccccc"/>
      <style:paragraph-properties fo:text-align="start"/>
      <style:text-properties fo:font-size="32pt"/>
    </style:style>
    <style:style style:name="P23" style:family="paragraph">
      <style:paragraph-properties fo:text-align="center"/>
    </style:style>
    <style:style style:name="P24" style:family="paragraph">
      <loext:graphic-properties draw:fill="solid" draw:fill-color="#cccccc"/>
      <style:paragraph-properties fo:text-align="center"/>
      <style:text-properties fo:font-size="32pt"/>
    </style:style>
    <style:style style:name="P25" style:family="paragraph">
      <style:paragraph-properties fo:text-align="center"/>
      <style:text-properties fo:color="#000080" fo:font-size="44pt" fo:font-weight="bold" style:font-size-asian="44pt" style:font-weight-asian="bold" style:font-size-complex="44pt" style:font-weight-complex="bold"/>
    </style:style>
    <style:style style:name="P26" style:family="paragraph">
      <style:text-properties fo:font-size="22pt"/>
    </style:style>
    <style:style style:name="P27" style:family="paragraph">
      <loext:graphic-properties draw:fill-color="#ffffff"/>
      <style:paragraph-properties fo:text-align="start"/>
      <style:text-properties fo:font-size="22pt"/>
    </style:style>
    <style:style style:name="P28" style:family="paragraph">
      <style:text-properties fo:font-size="28pt" fo:font-weight="bold" style:font-weight-asian="bold" style:font-weight-complex="bold"/>
    </style:style>
    <style:style style:name="P29" style:family="paragraph">
      <loext:graphic-properties draw:fill-color="#ffffff"/>
      <style:paragraph-properties fo:text-align="start"/>
      <style:text-properties fo:font-size="28pt" fo:font-weight="bold" style:font-weight-asian="bold" style:font-weight-complex="bold"/>
    </style:style>
    <style:style style:name="P30" style:family="paragraph">
      <style:paragraph-properties fo:text-align="center"/>
      <style:text-properties fo:color="#000080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36pt" fo:font-weight="bold" fo:background-color="#ff972f" style:font-weight-asian="bold" style:font-weight-complex="bold"/>
    </style:style>
    <style:style style:name="T2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4pt"/>
    </style:style>
    <style:style style:name="T4" style:family="text">
      <style:text-properties fo:font-size="32pt" fo:font-weight="bold" style:font-weight-asian="bold" style:font-weight-complex="bold"/>
    </style:style>
    <style:style style:name="T5" style:family="text">
      <style:text-properties fo:font-size="26pt" fo:font-weight="normal" style:font-weight-asian="normal" style:font-weight-complex="normal"/>
    </style:style>
    <style:style style:name="T6" style:family="text">
      <style:text-properties fo:font-size="28pt"/>
    </style:style>
    <style:style style:name="T7" style:family="text">
      <style:text-properties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80"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22pt"/>
    </style:style>
    <style:style style:name="T10" style:family="text">
      <style:text-properties fo:font-size="22pt" fo:font-weight="bold" style:font-weight-asian="bold" style:font-weight-complex="bold"/>
    </style:style>
    <style:style style:name="T11" style:family="text">
      <style:text-properties fo:font-size="22pt" fo:font-weight="normal" style:font-weight-asian="normal" style:font-weight-complex="normal"/>
    </style:style>
    <style:style style:name="T12" style:family="text">
      <style:text-properties fo:font-size="28pt" fo:font-weight="bold" style:font-weight-asian="bold" style:font-weight-complex="bold"/>
    </style:style>
    <style:style style:name="T13" style:family="text">
      <style:text-properties fo:color="#000080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server_5f_theme" presentation:presentation-page-layout-name="AL1T0">
        <office:forms form:automatic-focus="false" form:apply-design-mode="false"/>
        <draw:frame presentation:style-name="pr1" draw:text-style-name="P1" draw:layer="layout" svg:width="18.542cm" svg:height="3.556cm" svg:x="0.508cm" svg:y="9.398cm" presentation:class="title" presentation:user-transformed="true">
          <draw:text-box>
            <text:p text:style-name="P1">PROJECT ONE</text:p>
          </draw:text-box>
        </draw:frame>
        <draw:frame presentation:style-name="pr2" draw:text-style-name="P3" draw:layer="layout" svg:width="24.639cm" svg:height="16.255cm" svg:x="0.762cm" svg:y="5.081cm" presentation:class="subtitle" presentation:user-transformed="true">
          <draw:text-box>
            <text:p text:style-name="P2"><text:span text:style-name="T1"><text:s/></text:span><text:span text:style-name="T1">H</text:span><text:span text:style-name="T1">I</text:span><text:span text:style-name="T1">S</text:span><text:span text:style-name="T1">T</text:span><text:span text:style-name="T1">O</text:span><text:span text:style-name="T1">R</text:span><text:span text:style-name="T1">I</text:span><text:span text:style-name="T1">C</text:span><text:span text:style-name="T1">A</text:span><text:span text:style-name="T1">L</text:span><text:span text:style-name="T1"> </text:span><text:span text:style-name="T1">S</text:span><text:span text:style-name="T1">T</text:span><text:span text:style-name="T1">O</text:span><text:span text:style-name="T1">C</text:span><text:span text:style-name="T1">K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A</text:span><text:span text:style-name="T1">P</text:span><text:span text:style-name="T1">I </text:span></text:p>
          </draw:text-box>
        </draw:frame>
        <draw:frame presentation:style-name="pr3" draw:text-style-name="P5" draw:layer="layout" svg:width="24.639cm" svg:height="2.846cm" svg:x="0.507cm" svg:y="14.172cm">
          <draw:text-box>
            <text:p text:style-name="P4"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e</text:span><text:span text:style-name="T2">r</text:span><text:span text:style-name="T2">: </text:span><text:span text:style-name="T2">N</text:span><text:span text:style-name="T2">i</text:span><text:span text:style-name="T2">c</text:span><text:span text:style-name="T2">h</text:span><text:span text:style-name="T2">o</text:span><text:span text:style-name="T2">l</text:span><text:span text:style-name="T2">a</text:span><text:span text:style-name="T2">s </text:span><text:span text:style-name="T2">W</text:span><text:span text:style-name="T2">a</text:span><text:span text:style-name="T2">g</text:span><text:span text:style-name="T2">n</text:span><text:span text:style-name="T2">e</text:span><text:span text:style-name="T2">r</text:span></text:p>
            <text:p text:style-name="P4"><text:span text:style-name="T2">O</text:span><text:span text:style-name="T2">r</text:span><text:span text:style-name="T2">g</text:span><text:span text:style-name="T2">a</text:span><text:span text:style-name="T2">n</text:span><text:span text:style-name="T2">i</text:span><text:span text:style-name="T2">z</text:span><text:span text:style-name="T2">a</text:span><text:span text:style-name="T2">ti</text:span><text:span text:style-name="T2">o</text:span><text:span text:style-name="T2">n</text:span><text:span text:style-name="T2">: </text:span><text:span text:style-name="T2">J</text:span><text:span text:style-name="T2">a</text:span><text:span text:style-name="T2">v</text:span><text:span text:style-name="T2">a</text:span><text:span text:style-name="T2">t</text:span><text:span text:style-name="T2">u</text:span><text:span text:style-name="T2">r</text:span><text:span text:style-name="T2">e</text:span><text:span text:style-name="T2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erver_5f_theme" presentation:presentation-page-layout-name="AL1T0">
        <office:forms form:automatic-focus="false" form:apply-design-mode="false"/>
        <draw:frame presentation:style-name="pr5" draw:text-style-name="P4" draw:layer="layout" svg:width="25.199cm" svg:height="3.506cm" svg:x="0.201cm" svg:y="0.05cm" presentation:class="title" presentation:user-transformed="true">
          <draw:text-box>
            <text:p text:style-name="P4"><text:s text:c="2"/>HISTORICAL STOCK DATA API</text:p>
          </draw:text-box>
        </draw:frame>
        <draw:frame presentation:style-name="pr6" draw:text-style-name="P9" draw:layer="layout" svg:width="26.924cm" svg:height="12.273cm" svg:x="0.508cm" svg:y="11.36cm" presentation:class="subtitle" presentation:user-transformed="true">
          <draw:text-box>
            <text:p text:style-name="P7"><text:span text:style-name="T3">- Login – Authentication &amp; Authorization</text:span></text:p>
            <text:p text:style-name="P7"><text:span text:style-name="T3">- Login – Email forgotten username, temporary password</text:span></text:p>
            <text:p text:style-name="P7"><text:span text:style-name="T3">- Logout – Users can logout</text:span></text:p>
            <text:p text:style-name="P7"><text:span text:style-name="T3">- Session Management</text:span></text:p>
            <text:p text:style-name="P7"><text:span text:style-name="T3">- Single Page Application</text:span></text:p>
            <text:p text:style-name="P7"><text:span text:style-name="T3">- Asynchronous Interface Updates</text:span></text:p>
            <text:p text:style-name="P7"><text:span text:style-name="T3">- Persistent PostgreSQL on Amazon RDS</text:span></text:p>
            <text:p text:style-name="P7"><text:span text:style-name="T3">- Model-View-Controller</text:span></text:p>
            <text:p text:style-name="P7"><text:span text:style-name="T3">- Gretty(Jetty) with SSL</text:span></text:p>
            <text:p text:style-name="P7"><text:span text:style-name="T3"/></text:p>
            <text:p text:style-name="P8"><text:span text:style-name="T3"/></text:p>
            <text:p text:style-name="P7"><text:span text:style-name="T3"/></text:p>
            <text:p text:style-name="P7"><text:span text:style-name="T3"/></text:p>
          </draw:text-box>
        </draw:frame>
        <draw:frame presentation:style-name="pr7" draw:text-style-name="P11" draw:layer="layout" svg:width="26.924cm" svg:height="1.437cm" svg:x="0.508cm" svg:y="4.405cm">
          <draw:text-box>
            <text:p text:style-name="P10"><text:span text:style-name="T4">NOTABLE FEATURES:</text:span></text:p>
          </draw:text-box>
        </draw:frame>
        <draw:frame presentation:style-name="pr8" draw:text-style-name="P13" draw:layer="layout" svg:width="26.924cm" svg:height="4.101cm" svg:x="0.508cm" svg:y="6.106cm">
          <draw:text-box>
            <text:p text:style-name="P12"><text:span text:style-name="T5">- Admin Users can enter Historical Stock Data to Database.</text:span></text:p>
            <text:p text:style-name="P12"><text:span text:style-name="T5">- End Users can retrieve Historical Stock Data from Database</text:span></text:p>
            <text:p text:style-name="P12"><text:span text:style-name="T5"><text:tab/></text:span><text:span text:style-name="T5">using limited in number user assigned session tokens that </text:span><text:span text:style-name="T5"><text:tab/></text:span><text:span text:style-name="T5"><text:tab/></text:span></text:p>
            <text:p text:style-name="P12"><text:span text:style-name="T5"><text:tab/></text:span><text:span text:style-name="T5">expire and have request limits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" draw:style-name="dp3" draw:master-page-name="server_5f_theme" presentation:presentation-page-layout-name="AL1T0">
        <office:forms form:automatic-focus="false" form:apply-design-mode="false"/>
        <draw:frame presentation:style-name="pr5" draw:text-style-name="P4" draw:layer="layout" svg:width="25.199cm" svg:height="3.506cm" svg:x="0.201cm" svg:y="0.05cm" presentation:class="title" presentation:user-transformed="true">
          <draw:text-box>
            <text:p text:style-name="P4"><text:s text:c="2"/>USERS</text:p>
          </draw:text-box>
        </draw:frame>
        <draw:frame presentation:style-name="pr9" draw:text-style-name="P15" draw:layer="layout" svg:width="24.639cm" svg:height="12.179cm" svg:x="1.4cm" svg:y="4.914cm" presentation:class="subtitle" presentation:user-transformed="true">
          <draw:text-box>
            <text:p>USER TYPES:</text:p>
            <text:p/>
            <text:p>1. END USERS: </text:p>
            <text:p>End Users want access to end of day historical stock data for back-testing models, etc.</text:p>
            <text:p/>
            <text:p>2. ADMIN USERS:</text:p>
            <text:p>Want to store and provide end of day historical stock data, but limit access so their server is not overwhelmed (or maybe to sell access to the data)</text:p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erver_5f_theme" presentation:presentation-page-layout-name="AL1T0">
        <office:forms form:automatic-focus="false" form:apply-design-mode="false"/>
        <draw:frame presentation:style-name="pr10" draw:text-style-name="P16" draw:layer="layout" svg:width="15.748cm" svg:height="14.061cm" svg:x="11.938cm" svg:y="5.127cm">
          <draw:text-box>
            <text:p><text:s text:c="3"/></text:p>
          </draw:text-box>
        </draw:frame>
        <draw:frame presentation:style-name="pr11" draw:text-style-name="P17" draw:layer="layout" svg:width="10.006cm" svg:height="15.093cm" svg:x="0.408cm" svg:y="5.127cm">
          <draw:text-box>
            <text:p><text:s text:c="3"/></text:p>
          </draw:text-box>
        </draw:frame>
        <draw:frame presentation:style-name="pr5" draw:text-style-name="P4" draw:layer="layout" svg:width="25.199cm" svg:height="3.506cm" svg:x="0.201cm" svg:y="0.05cm" presentation:class="title" presentation:user-transformed="true">
          <draw:text-box>
            <text:p text:style-name="P4"><text:s text:c="2"/>API PROCESS EXAMPLE</text:p>
          </draw:text-box>
        </draw:frame>
        <draw:frame presentation:style-name="pr12" draw:text-style-name="P16" draw:layer="layout" svg:width="9.144cm" svg:height="3.473cm" svg:x="0.762cm" svg:y="6.112cm" presentation:class="subtitle" presentation:user-transformed="true">
          <draw:text-box>
            <text:p><text:s/>1a. Automatically</text:p>
            <text:p><text:s/>Start Login Page</text:p>
            <text:p><text:s text:c="2"/>GET request</text:p>
            <text:p><text:s/>{ code : “login” } </text:p>
          </draw:text-box>
        </draw:frame>
        <draw:frame presentation:style-name="pr13" draw:text-style-name="P19" draw:layer="layout" svg:width="25.679cm" svg:height="1.182cm" svg:x="0.483cm" svg:y="3.644cm">
          <draw:text-box>
            <text:p text:style-name="P18"><text:span text:style-name="T6">I. LOGIN STAGE – BOTH USER TYPES START HERE</text:span></text:p>
          </draw:text-box>
        </draw:frame>
        <draw:frame presentation:style-name="pr14" draw:text-style-name="P15" draw:layer="layout" svg:width="7.874cm" svg:height="0.869cm" svg:x="1.362cm" svg:y="5.181cm">
          <draw:text-box>
            <text:p>CLIENT (BROWSER) </text:p>
          </draw:text-box>
        </draw:frame>
        <draw:frame presentation:style-name="pr15" draw:text-style-name="P15" draw:layer="layout" svg:width="8.506cm" svg:height="0.928cm" svg:x="17.956cm" svg:y="5.122cm">
          <draw:text-box>
            <text:p>SERVER</text:p>
          </draw:text-box>
        </draw:frame>
        <draw:frame presentation:style-name="pr16" draw:text-style-name="P20" draw:layer="layout" svg:width="14.986cm" svg:height="9.549cm" svg:x="12.446cm" svg:y="6.104cm">
          <draw:text-box>
            <text:p><text:s/>Url: “/login”</text:p>
            <text:p><text:s/>LoginServlet.java</text:p>
            <text:p><text:s/>1b. response:</text:p>
            <text:p><text:s/>Resources* to generate Login page</text:p>
            <text:p>(no “data” sent, only Login page setup)</text:p>
            <text:p/>
            <text:p><text:s/>2b. Validate User.</text:p>
            <text:p><text:s/>Forward Admin<text:tab/><text:tab/>Forward End User</text:p>
            <text:p><text:s/>User request<text:tab/><text:tab/><text:tab/>request to “/user”,</text:p>
            <text:p><text:span text:style-name="T7"><text:s/></text:span><text:span text:style-name="T7">to “/admin”,</text:span><text:span text:style-name="T7"><text:tab/></text:span><text:span text:style-name="T7"><text:tab/></text:span><text:span text:style-name="T7"><text:tab/></text:span>UserServlet.java</text:p>
            <text:p><text:s/>AdminServlet.java<text:tab/></text:p>
          </draw:text-box>
        </draw:frame>
        <draw:frame presentation:style-name="pr17" draw:text-style-name="P16" draw:layer="layout" svg:width="8.99cm" svg:height="6.096cm" svg:x="0.861cm" svg:y="11.568cm">
          <draw:text-box>
            <text:p><text:s/>2a. Make Login Request</text:p>
            <text:p><text:s/>POST request</text:p>
            <text:p><text:s/>{ code : “login”,</text:p>
            <text:p><text:s text:c="2"/>username: &lt;username&gt;,</text:p>
            <text:p><text:s text:c="2"/>password: &lt;password&gt; }</text:p>
            <text:p>*API actually starts here </text:p>
          </draw:text-box>
        </draw:frame>
        <draw:line draw:style-name="gr2" draw:text-style-name="P21" draw:layer="layout" svg:x1="8.382cm" svg:y1="6.612cm" svg:x2="12.446cm" svg:y2="6.612cm">
          <text:p/>
        </draw:line>
        <draw:line draw:style-name="gr2" draw:text-style-name="P21" draw:layer="layout" svg:x1="12.446cm" svg:y1="9.906cm" svg:x2="9.906cm" svg:y2="9.906cm">
          <text:p/>
        </draw:line>
        <draw:frame presentation:style-name="pr18" draw:text-style-name="P16" draw:layer="layout" svg:width="9.144cm" svg:height="1.24cm" svg:x="0.762cm" svg:y="9.612cm">
          <draw:text-box>
            <text:p><text:s/>1c. Generate Login page </text:p>
          </draw:text-box>
        </draw:frame>
        <draw:line draw:style-name="gr2" draw:text-style-name="P21" draw:layer="layout" svg:x1="9.851cm" svg:y1="11.776cm" svg:x2="12.454cm" svg:y2="11.776cm">
          <text:p/>
        </draw:line>
        <draw:frame presentation:style-name="pr19" draw:text-style-name="P20" draw:layer="layout" svg:width="6.604cm" svg:height="2.605cm" svg:x="20.574cm" svg:y="16.194cm">
          <draw:text-box>
            <text:p><text:s/>Url: “/user”</text:p>
            <text:p><text:s/>UserServlet.java</text:p>
            <text:p/>
          </draw:text-box>
        </draw:frame>
        <draw:frame presentation:style-name="pr19" draw:text-style-name="P20" draw:layer="layout" svg:width="6.604cm" svg:height="2.605cm" svg:x="13.162cm" svg:y="16.195cm">
          <draw:text-box>
            <text:p><text:s/>Url: “/admin”</text:p>
            <text:p><text:s/>AdminServlet.java</text:p>
            <text:p/>
          </draw:text-box>
        </draw:frame>
        <draw:line draw:style-name="gr2" draw:text-style-name="P21" draw:layer="layout" svg:x1="18.276cm" svg:y1="15.616cm" svg:x2="18.276cm" svg:y2="16.764cm">
          <text:p/>
        </draw:line>
        <draw:line draw:style-name="gr2" draw:text-style-name="P21" draw:layer="layout" svg:x1="25.176cm" svg:y1="14.916cm" svg:x2="25.176cm" svg:y2="16.764cm">
          <text:p/>
        </draw:line>
        <draw:frame presentation:style-name="pr13" draw:text-style-name="P9" draw:layer="layout" svg:width="12.73cm" svg:height="1.182cm" svg:x="11.908cm" svg:y="19.188cm">
          <draw:text-box>
            <text:p text:style-name="P7"><text:span text:style-name="T3">CONCLUDES ON NEXT SLID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erver_5f_theme" presentation:presentation-page-layout-name="AL1T0">
        <office:forms form:automatic-focus="false" form:apply-design-mode="false"/>
        <draw:frame presentation:style-name="pr20" draw:text-style-name="P16" draw:layer="layout" svg:width="15.748cm" svg:height="14.939cm" svg:x="11.938cm" svg:y="5.127cm">
          <draw:text-box>
            <text:p><text:s text:c="3"/></text:p>
          </draw:text-box>
        </draw:frame>
        <draw:frame presentation:style-name="pr11" draw:text-style-name="P17" draw:layer="layout" svg:width="10.006cm" svg:height="15.093cm" svg:x="0.408cm" svg:y="5.127cm">
          <draw:text-box>
            <text:p><text:s text:c="3"/></text:p>
          </draw:text-box>
        </draw:frame>
        <draw:frame presentation:style-name="pr5" draw:text-style-name="P4" draw:layer="layout" svg:width="25.199cm" svg:height="3.506cm" svg:x="0.201cm" svg:y="0.05cm" presentation:class="title" presentation:user-transformed="true">
          <draw:text-box>
            <text:p text:style-name="P4"><text:s text:c="2"/>API PROCESS EXAMPLE</text:p>
          </draw:text-box>
        </draw:frame>
        <draw:frame presentation:style-name="pr21" draw:text-style-name="P16" draw:layer="layout" svg:width="9.144cm" svg:height="3.473cm" svg:x="0.762cm" svg:y="6.112cm" presentation:class="subtitle" presentation:user-transformed="true">
          <draw:text-box>
            <text:p><text:s/>2d. Generate User page </text:p>
            <text:p><text:s/>with Sessions data and </text:p>
            <text:p><text:s/>Ticker data provided <text:s/></text:p>
            <text:p><text:s/>resources </text:p>
          </draw:text-box>
        </draw:frame>
        <draw:frame presentation:style-name="pr22" draw:text-style-name="P19" draw:layer="layout" svg:width="26.695cm" svg:height="2.203cm" svg:x="0.483cm" svg:y="3.644cm">
          <draw:text-box>
            <text:p text:style-name="P18"><text:span text:style-name="T6">I. LOGIN STAGE – CONCLUSION (*passing authentication)</text:span></text:p>
          </draw:text-box>
        </draw:frame>
        <draw:frame presentation:style-name="pr14" draw:text-style-name="P15" draw:layer="layout" svg:width="7.874cm" svg:height="0.869cm" svg:x="1.362cm" svg:y="5.181cm">
          <draw:text-box>
            <text:p>CLIENT (BROWSER) </text:p>
          </draw:text-box>
        </draw:frame>
        <draw:frame presentation:style-name="pr15" draw:text-style-name="P15" draw:layer="layout" svg:width="8.506cm" svg:height="0.928cm" svg:x="17.956cm" svg:y="5.122cm">
          <draw:text-box>
            <text:p>SERVER</text:p>
          </draw:text-box>
        </draw:frame>
        <draw:frame presentation:style-name="pr21" draw:text-style-name="P16" draw:layer="layout" svg:width="8.99cm" svg:height="3.473cm" svg:x="0.762cm" svg:y="15.475cm">
          <draw:text-box>
            <text:p><text:s/>2d. Generate Admin </text:p>
            <text:p><text:s/>page with provided </text:p>
            <text:p><text:s/>resources</text:p>
          </draw:text-box>
        </draw:frame>
        <draw:line draw:style-name="gr2" draw:text-style-name="P21" draw:layer="layout" svg:x1="13.616cm" svg:y1="8.59cm" svg:x2="9.806cm" svg:y2="8.59cm">
          <text:p/>
        </draw:line>
        <draw:frame presentation:style-name="pr23" draw:text-style-name="P20" draw:layer="layout" svg:width="13.462cm" svg:height="4.628cm" svg:x="13.716cm" svg:y="6.294cm">
          <draw:text-box>
            <text:p><text:s/>Url: “/user”</text:p>
            <text:p><text:s/>UserServlet.java</text:p>
            <text:p><text:s/>2c.(cont.) response:</text:p>
            <text:p><text:s/>Send Sessions data and Ticker data</text:p>
            <text:p><text:s/>and resources to generate User page </text:p>
          </draw:text-box>
        </draw:frame>
        <draw:frame presentation:style-name="pr24" draw:text-style-name="P20" draw:layer="layout" svg:width="14.478cm" svg:height="4.318cm" svg:x="12.446cm" svg:y="14.478cm">
          <draw:text-box>
            <text:p><text:s/>Url: “/admin”</text:p>
            <text:p><text:s/>AdminServlet.java</text:p>
            <text:p><text:s/>2c.(cont.) response:</text:p>
            <text:p><text:s/>Send resources to generate Admin page </text:p>
          </draw:text-box>
        </draw:frame>
        <draw:line draw:style-name="gr3" draw:text-style-name="P21" draw:layer="layout" svg:x1="0.408cm" svg:y1="12.7cm" svg:x2="27.686cm" svg:y2="12.7cm">
          <text:p/>
        </draw:line>
        <draw:frame presentation:style-name="pr25" draw:text-style-name="P22" draw:layer="layout" svg:width="6.604cm" svg:height="0.869cm" svg:x="8.128cm" svg:y="11.282cm">
          <draw:text-box>
            <text:p>END USER</text:p>
          </draw:text-box>
        </draw:frame>
        <draw:frame presentation:style-name="pr25" draw:text-style-name="P24" draw:layer="layout" svg:width="6.604cm" svg:height="0.869cm" svg:x="8.128cm" svg:y="13.283cm">
          <draw:text-box>
            <text:p text:style-name="P23">ADMIN USER</text:p>
          </draw:text-box>
        </draw:frame>
        <draw:line draw:style-name="gr2" draw:text-style-name="P21" draw:layer="layout" svg:x1="12.517cm" svg:y1="16.69cm" svg:x2="8.707cm" svg:y2="16.69cm">
          <text:p/>
        </draw:lin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erver_5f_theme" presentation:presentation-page-layout-name="AL1T0">
        <office:forms form:automatic-focus="false" form:apply-design-mode="false"/>
        <draw:frame presentation:style-name="pr26" draw:text-style-name="P16" draw:layer="layout" svg:width="15.748cm" svg:height="12.145cm" svg:x="11.938cm" svg:y="5.127cm">
          <draw:text-box>
            <text:p><text:s text:c="3"/></text:p>
          </draw:text-box>
        </draw:frame>
        <draw:frame presentation:style-name="pr27" draw:text-style-name="P17" draw:layer="layout" svg:width="10.006cm" svg:height="12.145cm" svg:x="0.408cm" svg:y="5.127cm">
          <draw:text-box>
            <text:p><text:s text:c="3"/></text:p>
          </draw:text-box>
        </draw:frame>
        <draw:frame presentation:style-name="pr5" draw:text-style-name="P4" draw:layer="layout" svg:width="25.199cm" svg:height="3.506cm" svg:x="0.201cm" svg:y="0.05cm" presentation:class="title" presentation:user-transformed="true">
          <draw:text-box>
            <text:p text:style-name="P4"><text:s text:c="2"/>API PROCESS EXAMPLE</text:p>
          </draw:text-box>
        </draw:frame>
        <draw:frame presentation:style-name="pr21" draw:text-style-name="P16" draw:layer="layout" svg:width="9.144cm" svg:height="4.341cm" svg:x="0.762cm" svg:y="6.112cm" presentation:class="subtitle" presentation:user-transformed="true">
          <draw:text-box>
            <text:p><text:s/>1a. GET request</text:p>
            <text:p>{ code : “api”,</text:p>
            <text:p><text:s text:c="2"/>sessionid : &lt;sessionid&gt;,</text:p>
            <text:p><text:s text:c="2"/>username: &lt;username&gt;,</text:p>
            <text:p><text:s text:c="2"/>ticker: &lt;ticker&gt; }</text:p>
          </draw:text-box>
        </draw:frame>
        <draw:frame presentation:style-name="pr13" draw:text-style-name="P19" draw:layer="layout" svg:width="25.679cm" svg:height="1.182cm" svg:x="0.483cm" svg:y="3.644cm">
          <draw:text-box>
            <text:p text:style-name="P18"><text:span text:style-name="T6">II. USER STAGE – END USERS</text:span></text:p>
          </draw:text-box>
        </draw:frame>
        <draw:frame presentation:style-name="pr14" draw:text-style-name="P15" draw:layer="layout" svg:width="7.874cm" svg:height="0.869cm" svg:x="1.362cm" svg:y="5.181cm">
          <draw:text-box>
            <text:p>CLIENT (BROWSER) </text:p>
          </draw:text-box>
        </draw:frame>
        <draw:frame presentation:style-name="pr15" draw:text-style-name="P15" draw:layer="layout" svg:width="8.506cm" svg:height="0.928cm" svg:x="17.956cm" svg:y="5.122cm">
          <draw:text-box>
            <text:p>SERVER</text:p>
          </draw:text-box>
        </draw:frame>
        <draw:frame presentation:style-name="pr21" draw:text-style-name="P16" draw:layer="layout" svg:width="8.99cm" svg:height="3.473cm" svg:x="0.762cm" svg:y="11.513cm">
          <draw:text-box>
            <text:p><text:s/>1b. Update User </text:p>
            <text:p><text:s/>page with provided data </text:p>
            <text:p><text:s/>and resources.</text:p>
          </draw:text-box>
        </draw:frame>
        <draw:line draw:style-name="gr2" draw:text-style-name="P21" draw:layer="layout" svg:x1="8.636cm" svg:y1="6.858cm" svg:x2="13.462cm" svg:y2="6.858cm">
          <text:p/>
        </draw:line>
        <draw:frame presentation:style-name="pr28" draw:text-style-name="P20" draw:layer="layout" svg:width="13.462cm" svg:height="7.93cm" svg:x="13.716cm" svg:y="6.294cm">
          <draw:text-box>
            <text:p><text:s/>Url: “/api”</text:p>
            <text:p><text:s/>ApiServlet.java</text:p>
            <text:p><text:s/>1. response:</text:p>
            <text:p><text:s/>Send Sessions data, Ticker data,</text:p>
            <text:p><text:s/>and most importantly,</text:p>
            <text:p><text:s/>Historical End of Day Stock Data, </text:p>
            <text:p><text:s/>as well as resources to udpate </text:p>
            <text:p><text:s/>User page </text:p>
          </draw:text-box>
        </draw:frame>
        <draw:line draw:style-name="gr2" draw:text-style-name="P21" draw:layer="layout" svg:x1="13.562cm" svg:y1="12.192cm" svg:x2="9.752cm" svg:y2="12.192cm">
          <text:p/>
        </draw:lin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server_5f_theme" presentation:presentation-page-layout-name="AL2T32">
        <office:forms form:automatic-focus="false" form:apply-design-mode="false"/>
        <draw:frame presentation:style-name="pr1" draw:text-style-name="P25" draw:layer="layout" svg:width="25.908cm" svg:height="3.556cm" svg:x="1.016cm" svg:y="10.414cm" presentation:class="title" presentation:user-transformed="true">
          <draw:text-box>
            <text:p text:style-name="P23"><text:span text:style-name="T8">DEMO TI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erver_5f_theme" presentation:presentation-page-layout-name="AL1T0">
        <office:forms form:automatic-focus="false" form:apply-design-mode="false"/>
        <draw:frame presentation:style-name="pr5" draw:text-style-name="P4" draw:layer="layout" svg:width="25.199cm" svg:height="3.506cm" svg:x="0.201cm" svg:y="0.05cm" presentation:class="title" presentation:user-transformed="true">
          <draw:text-box>
            <text:p text:style-name="P4"><text:s text:c="2"/>DAILY HISTORICAL STOCK API</text:p>
          </draw:text-box>
        </draw:frame>
        <draw:frame presentation:style-name="pr29" draw:text-style-name="P27" draw:layer="layout" svg:width="26.924cm" svg:height="17.361cm" svg:x="0.508cm" svg:y="5.142cm" presentation:class="subtitle" presentation:user-transformed="true">
          <draw:text-box>
            <text:p text:style-name="P26"><text:span text:style-name="T9">- All data and resources in responses from Servlets use JSON:</text:span></text:p>
            <text:p text:style-name="P26"><text:span text:style-name="T9"/></text:p>
            <text:p text:style-name="P26"><text:span text:style-name="T9"><text:tab/></text:span><text:span text:style-name="T9">{“</text:span><text:span text:style-name="T10">components</text:span><text:span text:style-name="T9">”:[ &lt;</text:span><text:span text:style-name="T11">component objects</text:span><text:span text:style-name="T9">&gt; ]}</text:span></text:p>
            <text:p text:style-name="P26"><text:span text:style-name="T10"><text:tab/></text:span></text:p>
            <text:p text:style-name="P26"><text:span text:style-name="T10"><text:tab/></text:span><text:span text:style-name="T11">Where Component </text:span><text:span text:style-name="T9">objects are:</text:span></text:p>
            <text:p text:style-name="P26"><text:span text:style-name="T9"><text:tab/></text:span></text:p>
            <text:p text:style-name="P26"><text:span text:style-name="T9"><text:tab/></text:span><text:span text:style-name="T9">{“</text:span><text:span text:style-name="T10">id</text:span><text:span text:style-name="T9">” : &lt;</text:span><text:span text:style-name="T11">componentId</text:span><text:span text:style-name="T9">&gt;,</text:span></text:p>
            <text:p text:style-name="P26"><text:span text:style-name="T9"><text:tab/></text:span><text:span text:style-name="T9">”</text:span><text:span text:style-name="T10">payload</text:span><text:span text:style-name="T9">” : { “</text:span><text:span text:style-name="T10">data</text:span><text:span text:style-name="T9">”: &lt;data | Sessions, Tickers, HistData...&gt;,</text:span></text:p>
            <text:p text:style-name="P26"><text:span text:style-name="T9"><text:tab/></text:span><text:span text:style-name="T9"><text:tab/></text:span><text:span text:style-name="T9"><text:tab/></text:span><text:span text:style-name="T9"><text:tab/></text:span><text:span text:style-name="T9"> <text:s text:c="2"/>“</text:span><text:span text:style-name="T10">html</text:span><text:span text:style-name="T9">”: &lt;html string&gt;,</text:span></text:p>
            <text:p text:style-name="P26"><text:span text:style-name="T9"><text:tab/></text:span><text:span text:style-name="T9"><text:tab/></text:span><text:span text:style-name="T9"><text:tab/></text:span><text:span text:style-name="T9"><text:tab/></text:span><text:span text:style-name="T9"> <text:s text:c="2"/>“</text:span><text:span text:style-name="T10">id”:</text:span><text:span text:style-name="T9"> &lt;payloadId&gt;,</text:span></text:p>
            <text:p text:style-name="P26"><text:span text:style-name="T9"><text:tab/></text:span><text:span text:style-name="T9"><text:tab/></text:span><text:span text:style-name="T9"><text:tab/></text:span><text:span text:style-name="T9"><text:tab/></text:span><text:span text:style-name="T9"> <text:s text:c="2"/>“</text:span><text:span text:style-name="T10">src</text:span><text:span text:style-name="T9">”: &lt;dynamic javascript src string, eg “login.js”&gt; } }</text:span></text:p>
            <text:p text:style-name="P26"><text:span text:style-name="T9"/></text:p>
            <text:p text:style-name="P26"><text:span text:style-name="T9">- All responses use </text:span><text:span text:style-name="T10">ResponseBuilder</text:span><text:span text:style-name="T9"> helper class to ensure</text:span></text:p>
            <text:p text:style-name="P26"><text:span text:style-name="T9"><text:s text:c="2"/></text:span><text:span text:style-name="T9">responses conform.</text:span></text:p>
            <text:p text:style-name="P26"><text:span text:style-name="T9"/></text:p>
            <text:p text:style-name="P26"><text:span text:style-name="T9">- API “data” accessible via:</text:span></text:p>
            <text:p text:style-name="P26"><text:span text:style-name="T9"><text:tab/></text:span><text:span text:style-name="T9">”</text:span><text:span text:style-name="T10">components</text:span><text:span text:style-name="T9">” → &lt;componentId&gt; → “</text:span><text:span text:style-name="T10">payload</text:span><text:span text:style-name="T9">” → “</text:span><text:span text:style-name="T10">data</text:span><text:span text:style-name="T9">” </text:span></text:p>
            <text:p text:style-name="P26"><text:span text:style-name="T9"/></text:p>
            <text:p text:style-name="P26"><text:span text:style-name="T9"/></text:p>
            <text:p text:style-name="P26"><text:span text:style-name="T9"><text:s/></text:span></text:p>
          </draw:text-box>
        </draw:frame>
        <draw:frame presentation:style-name="pr30" draw:text-style-name="P29" draw:layer="layout" svg:width="26.924cm" svg:height="1.691cm" svg:x="0.508cm" svg:y="3.643cm">
          <draw:text-box>
            <text:p text:style-name="P28"><text:span text:style-name="T12">NOTABLE DESIGN FEATURES:</text:span></text:p>
          </draw:text-box>
        </draw:frame>
        <draw:frame presentation:style-name="pr31" draw:text-style-name="P16" draw:layer="layout" svg:width="15.24cm" svg:height="1.778cm" svg:x="1.424cm" svg:y="6.504cm">
          <draw:text-box>
            <text:p/>
          </draw:text-box>
        </draw:frame>
        <draw:frame presentation:style-name="pr32" draw:text-style-name="P16" draw:layer="layout" svg:width="23.468cm" svg:height="4.882cm" svg:x="1.424cm" svg:y="10.104cm">
          <draw:text-box>
            <text:p/>
          </draw:text-box>
        </draw:frame>
        <draw:frame presentation:style-name="pr33" draw:text-style-name="P16" draw:layer="layout" svg:width="20.42cm" svg:height="1.162cm" svg:x="1.424cm" svg:y="18.904cm">
          <draw:text-box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server_5f_theme" presentation:presentation-page-layout-name="AL2T32">
        <office:forms form:automatic-focus="false" form:apply-design-mode="false"/>
        <draw:frame presentation:style-name="pr34" draw:text-style-name="P25" draw:layer="layout" svg:width="25.908cm" svg:height="2.286cm" svg:x="1.016cm" svg:y="10.414cm" presentation:class="title" presentation:user-transformed="true">
          <draw:text-box>
            <text:p text:style-name="P23"><text:span text:style-name="T8">Questions?</text:span></text:p>
          </draw:text-box>
        </draw:frame>
        <draw:frame presentation:style-name="pr34" draw:text-style-name="P30" draw:layer="layout" svg:width="25.654cm" svg:height="2.286cm" svg:x="1.27cm" svg:y="12.954cm" presentation:class="title" presentation:user-transformed="true">
          <draw:text-box>
            <text:p text:style-name="P4"><text:span text:style-name="T13">Nicholas Wagner</text:span><text:span text:style-name="T13"><text:line-break/></text:span><text:span text:style-name="T13">nicholas.wagner@revature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e_20_1" draw:display-name="Bitmape 1" xlink:href="Pictures/1000000000000400000003002447AFA1587F8D60.jpg" xlink:type="simple" xlink:show="embed" xlink:actuate="onLoad"/>
    <draw:fill-image draw:name="Bitmape_20_2" draw:display-name="Bitmape 2" xlink:href="Pictures/100000000000040000000300E937CBF88D86799B.jpg" xlink:type="simple" xlink:show="embed" xlink:actuate="onLoad"/>
    <draw:fill-image draw:name="Bitmape_20_3" draw:display-name="Bitmape 3" xlink:href="Pictures/100000000000040000000300F673ED066320BE19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rver_5f_theme-background" style:display-name="server_theme-background" style:family="presentation">
      <style:graphic-properties draw:stroke="none" draw:fill="none"/>
      <style:text-properties style:letter-kerning="true"/>
    </style:style>
    <style:style style:name="server_5f_theme-backgroundobjects" style:display-name="server_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rver_5f_theme-notes" style:display-name="server_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rver_5f_theme-outline1" style:display-name="server_theme-outline1" style:family="presentation">
      <style:graphic-properties draw:stroke="none" draw:fill="none" draw:auto-grow-height="false" draw:fit-to-size="shrink-to-fit" style:shrink-to-fit="true">
        <text:list-style style:name="server_5f_theme-outline1" style:display-name="server_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rver_5f_theme-outline2" style:display-name="server_theme-outline2" style:family="presentation" style:parent-style-name="server_5f_them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erver_5f_theme-outline3" style:display-name="server_theme-outline3" style:family="presentation" style:parent-style-name="server_5f_them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erver_5f_theme-outline4" style:display-name="server_theme-outline4" style:family="presentation" style:parent-style-name="server_5f_them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erver_5f_theme-outline5" style:display-name="server_theme-outline5" style:family="presentation" style:parent-style-name="server_5f_them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6" style:display-name="server_theme-outline6" style:family="presentation" style:parent-style-name="server_5f_them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7" style:display-name="server_theme-outline7" style:family="presentation" style:parent-style-name="server_5f_them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8" style:display-name="server_theme-outline8" style:family="presentation" style:parent-style-name="server_5f_them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9" style:display-name="server_theme-outline9" style:family="presentation" style:parent-style-name="server_5f_them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subtitle" style:display-name="server_theme-subtitle" style:family="presentation">
      <style:graphic-properties draw:stroke="none" draw:fill="none" draw:textarea-horizontal-align="center" draw:textarea-vertical-align="middle" draw:auto-grow-height="false">
        <text:list-style style:name="server_5f_theme-subtitle" style:display-name="server_them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rver_5f_theme-title" style:display-name="server_theme-title" style:family="presentation">
      <style:graphic-properties draw:stroke="none" draw:fill="none" draw:textarea-vertical-align="middle">
        <text:list-style style:name="server_5f_theme-title" style:display-name="server_them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erver_5f_them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erver_5f_them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erver_5f_them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erver_5f_theme" style:display-name="server_theme" style:page-layout-name="PM1" draw:style-name="Mdp1">
      <office:forms form:automatic-focus="false" form:apply-design-mode="false"/>
      <draw:frame presentation:style-name="server_5f_theme-title" draw:layer="backgroundobjects" svg:width="25.199cm" svg:height="3.506cm" svg:x="1.4cm" svg:y="0.837cm" presentation:class="title" presentation:placeholder="true">
        <draw:text-box/>
      </draw:frame>
      <draw:frame presentation:style-name="server_5f_them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erver_5f_theme-title" draw:layer="backgroundobjects" svg:width="13.968cm" svg:height="10.476cm" svg:x="3.81cm" svg:y="2.123cm" presentation:class="page"/>
        <draw:frame presentation:style-name="server_5f_them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4:05:34.466956431</meta:creation-date>
    <meta:editing-duration>PT23M57S</meta:editing-duration>
    <meta:editing-cycles>5</meta:editing-cycles>
    <meta:generator>LibreOffice/6.3.6.2$Linux_X86_64 LibreOffice_project/2196df99b074d8a661f4036fca8fa0cbfa33a497</meta:generator>
    <dc:description>Based on "fedora-server-slideshow-template" by William Moreno Reyes (https://fedoraproject.org/wiki/Templates_for_Presentations). License: CC-BY-SA</dc:description>
    <dc:date>2021-04-24T17:01:34.723199312</dc:date>
    <meta:document-statistic meta:object-count="101"/>
  </office:meta>
</office:document-meta>
</file>